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7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6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5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4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30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62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6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6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4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3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2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60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8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2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67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85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81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3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6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0.789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0.396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8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1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27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26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66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3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loext:decorative="false"/>
    </style:style>
    <style:style style:name="gr31" style:family="graphic" style:parent-style-name="standard">
      <style:graphic-properties draw:stroke="none" draw:fill="none" draw:fill-color="#ffffff" fo:min-height="1.557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37cm" style:use-optimal-row-height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.42cm" fo:margin-bottom="0.35cm"/>
    </style:style>
    <style:style style:name="T1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MS Gothic" fo:font-size="11.1000003814697pt" fo:font-weight="bold" style:font-name-asian="MS Gothic" style:font-size-asian="11.1000003814697pt" style:font-weight-asian="bold" style:font-name-complex="MS Gothic" style:font-size-complex="11.1000003814697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696cm" svg:height="0.395cm" svg:x="3.002cm" svg:y="2.07cm">
          <draw:text-box>
            <text:p text:style-name="P1"><text:span text:style-name="T1">Техническое задание (ТЗ) для проекта на PYGAME </text:span></text:p>
          </draw:text-box>
        </draw:frame>
        <draw:frame draw:style-name="gr2" draw:text-style-name="P2" draw:layer="layout" svg:width="0.388cm" svg:height="0.395cm" svg:x="3.002cm" svg:y="2.867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6.637cm" svg:height="0.395cm" svg:x="3.002cm" svg:y="3.658cm">
          <draw:text-box>
            <text:p text:style-name="P1"><text:span text:style-name="T1">Название проекта</text:span><text:span text:style-name="T2">: Ходилка-Бродилка <text:s/></text:span></text:p>
          </draw:text-box>
        </draw:frame>
        <draw:frame draw:style-name="gr4" draw:text-style-name="P2" draw:layer="layout" svg:width="4.806cm" svg:height="0.395cm" svg:x="3.002cm" svg:y="4.454cm">
          <draw:text-box>
            <text:p text:style-name="P1"><text:span text:style-name="T1">Цель проекта</text:span><text:span text:style-name="T2">: создать игру <text:s/></text:span></text:p>
          </draw:text-box>
        </draw:frame>
        <draw:frame draw:style-name="gr2" draw:text-style-name="P2" draw:layer="layout" svg:width="0.388cm" svg:height="0.395cm" svg:x="3.002cm" svg:y="5.24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88cm" svg:height="0.395cm" svg:x="3.002cm" svg:y="6.02cm">
          <draw:text-box>
            <text:p text:style-name="P1"><text:span text:style-name="T3">▎</text:span></text:p>
          </draw:text-box>
        </draw:frame>
        <draw:frame draw:style-name="gr5" draw:text-style-name="P2" draw:layer="layout" svg:width="3.889cm" svg:height="0.395cm" svg:x="3.201cm" svg:y="6.063cm">
          <draw:text-box>
            <text:p text:style-name="P1"><text:span text:style-name="T1">1. Общие требования: </text:span></text:p>
          </draw:text-box>
        </draw:frame>
        <draw:frame draw:style-name="gr6" draw:text-style-name="P2" draw:layer="layout" svg:width="15.472cm" svg:height="0.395cm" svg:x="3.002cm" svg:y="6.867cm">
          <draw:text-box>
            <text:p text:style-name="P1"><text:span text:style-name="T2">• </text:span><text:span text:style-name="T2">Проект должен быть реализован на языке Python с использованием библиотеки PyGame. </text:span></text:p>
          </draw:text-box>
        </draw:frame>
        <draw:frame draw:style-name="gr7" draw:text-style-name="P2" draw:layer="layout" svg:width="12.766cm" svg:height="0.395cm" svg:x="3.002cm" svg:y="7.659cm">
          <draw:text-box>
            <text:p text:style-name="P1"><text:span text:style-name="T2">• </text:span><text:span text:style-name="T2">Проект должен быть рабочим и выполнять требованиям по технологиям. </text:span></text:p>
          </draw:text-box>
        </draw:frame>
        <draw:frame draw:style-name="gr2" draw:text-style-name="P2" draw:layer="layout" svg:width="0.388cm" svg:height="0.395cm" svg:x="3.002cm" svg:y="9.247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88cm" svg:height="0.395cm" svg:x="3.002cm" svg:y="10.018cm">
          <draw:text-box>
            <text:p text:style-name="P1"><text:span text:style-name="T3">▎</text:span></text:p>
          </draw:text-box>
        </draw:frame>
        <draw:frame draw:style-name="gr8" draw:text-style-name="P2" draw:layer="layout" svg:width="5.722cm" svg:height="0.395cm" svg:x="3.201cm" svg:y="10.06cm">
          <draw:text-box>
            <text:p text:style-name="P1"><text:span text:style-name="T1">2. Функциональные требования: </text:span></text:p>
          </draw:text-box>
        </draw:frame>
        <draw:frame draw:style-name="gr2" draw:text-style-name="P2" draw:layer="layout" svg:width="0.388cm" svg:height="0.395cm" svg:x="3.002cm" svg:y="10.864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2.797cm" svg:height="0.395cm" svg:x="3.002cm" svg:y="11.66cm">
          <draw:text-box>
            <text:p text:style-name="P1"><text:span text:style-name="T1">• </text:span><text:span text:style-name="T1">Главное окно: </text:span></text:p>
          </draw:text-box>
        </draw:frame>
        <draw:frame draw:style-name="gr10" draw:text-style-name="P2" draw:layer="layout" svg:width="6.921cm" svg:height="0.395cm" svg:x="3.002cm" svg:y="12.452cm">
          <draw:text-box>
            <text:p text:style-name="P1"><text:span text:style-name="T2"><text:s text:c="2"/>• </text:span><text:span text:style-name="T2">Отображение заголовка приложения. </text:span></text:p>
          </draw:text-box>
        </draw:frame>
        <draw:frame draw:style-name="gr2" draw:text-style-name="P2" draw:layer="layout" svg:width="0.388cm" svg:height="0.395cm" svg:x="3.002cm" svg:y="14.832cm">
          <draw:text-box>
            <text:p text:style-name="P1"><text:span text:style-name="T2"><text:s text:c="3"/></text:span></text:p>
          </draw:text-box>
        </draw:frame>
        <draw:frame draw:style-name="gr11" draw:text-style-name="P2" draw:layer="layout" svg:width="2.761cm" svg:height="0.395cm" svg:x="3cm" svg:y="15cm">
          <draw:text-box>
            <text:p text:style-name="P1"><text:span text:style-name="T1">• </text:span><text:span text:style-name="T1">Список задач: </text:span></text:p>
          </draw:text-box>
        </draw:frame>
        <draw:frame draw:style-name="gr12" draw:text-style-name="P2" draw:layer="layout" svg:width="5.081cm" svg:height="0.395cm" svg:x="3cm" svg:y="19.75cm">
          <draw:text-box>
            <text:p text:style-name="P1"><text:span text:style-name="T1">• </text:span><text:span text:style-name="T1">Дополнительные функции: </text:span></text:p>
          </draw:text-box>
        </draw:frame>
        <draw:frame draw:style-name="gr13" draw:text-style-name="P2" draw:layer="layout" svg:width="9.707cm" svg:height="0.395cm" svg:x="3cm" svg:y="20.542cm">
          <draw:text-box>
            <text:p text:style-name="P1"><text:span text:style-name="T2"><text:s text:c="2"/>• </text:span><text:span text:style-name="T2">log входов и выходов пользователей, сбор статистики. </text:span></text:p>
          </draw:text-box>
        </draw:frame>
        <draw:frame draw:style-name="gr2" draw:text-style-name="P2" draw:layer="layout" svg:width="0.388cm" svg:height="0.395cm" svg:x="3.002cm" svg:y="21.06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88cm" svg:height="0.395cm" svg:x="3cm" svg:y="21.75cm">
          <draw:text-box>
            <text:p text:style-name="P1"><text:span text:style-name="T3">▎</text:span></text:p>
          </draw:text-box>
        </draw:frame>
        <draw:frame draw:style-name="gr14" draw:text-style-name="P2" draw:layer="layout" svg:width="6.15cm" svg:height="0.395cm" svg:x="3.199cm" svg:y="21.793cm">
          <draw:text-box>
            <text:p text:style-name="P1"><text:span text:style-name="T1">3. Нефункциональные требования: </text:span></text:p>
          </draw:text-box>
        </draw:frame>
        <draw:frame draw:style-name="gr2" draw:text-style-name="P2" draw:layer="layout" svg:width="0.388cm" svg:height="0.395cm" svg:x="3cm" svg:y="22.597cm">
          <draw:text-box>
            <text:p text:style-name="P1"><text:span text:style-name="T2"><text:s/></text:span></text:p>
          </draw:text-box>
        </draw:frame>
        <draw:frame draw:style-name="gr15" draw:text-style-name="P2" draw:layer="layout" svg:width="5.784cm" svg:height="0.395cm" svg:x="2.99cm" svg:y="22.61cm">
          <draw:text-box>
            <text:p text:style-name="P1"><text:span text:style-name="T2">• </text:span><text:span text:style-name="T2">Красивое оформление уровней. </text:span></text:p>
          </draw:text-box>
        </draw:frame>
        <draw:frame draw:style-name="gr16" draw:text-style-name="P2" draw:layer="layout" svg:width="11.799cm" svg:height="0.395cm" svg:x="3cm" svg:y="8.36cm">
          <draw:text-box>
            <text:p text:style-name="P1"><text:span text:style-name="T2">• </text:span><text:span text:style-name="T2">Проект должен быть сделан вовремя, в соответствии с дедлайнами.</text:span></text:p>
          </draw:text-box>
        </draw:frame>
        <draw:frame draw:style-name="gr17" draw:text-style-name="P2" draw:layer="layout" svg:width="14.008cm" svg:height="0.395cm" svg:x="3cm" svg:y="13.11cm">
          <draw:text-box>
            <text:p text:style-name="P1"><text:span text:style-name="T2"><text:s text:c="2"/>• </text:span><text:span text:style-name="T2">Отображение начального экрана, для начала игры и корректирования настроек </text:span></text:p>
          </draw:text-box>
        </draw:frame>
        <draw:frame draw:style-name="gr18" draw:text-style-name="P2" draw:layer="layout" svg:width="11.945cm" svg:height="0.395cm" svg:x="3cm" svg:y="13.75cm">
          <draw:text-box>
            <text:p text:style-name="P1"><text:span text:style-name="T2"><text:s text:c="2"/>• </text:span><text:span text:style-name="T2">Отображение экрана с игровым процессом. Отображение уровней. </text:span></text:p>
          </draw:text-box>
        </draw:frame>
        <draw:frame draw:style-name="gr19" draw:text-style-name="P2" draw:layer="layout" svg:width="9.412cm" svg:height="0.395cm" svg:x="3cm" svg:y="14.36cm">
          <draw:text-box>
            <text:p text:style-name="P1"><text:span text:style-name="T2"><text:s text:c="2"/>• </text:span><text:span text:style-name="T2">Отображение статистики по уровням среди игроков. </text:span></text:p>
          </draw:text-box>
        </draw:frame>
        <draw:frame draw:style-name="gr20" draw:text-style-name="P2" draw:layer="layout" svg:width="5.728cm" svg:height="0.395cm" svg:x="3cm" svg:y="15.5cm">
          <draw:text-box>
            <text:p text:style-name="P1"><text:span text:style-name="T2"><text:s text:c="2"/>• </text:span><text:span text:style-name="T2">Реализовать <text:s/>начальный экран.</text:span></text:p>
          </draw:text-box>
        </draw:frame>
        <draw:frame draw:style-name="gr21" draw:text-style-name="P3" draw:layer="layout" svg:width="14.75cm" svg:height="0.789cm" svg:x="3cm" svg:y="16cm">
          <draw:text-box>
            <text:p><text:span text:style-name="T2"><text:s text:c="2"/>• </text:span><text:span text:style-name="T2">Реализовать движение персонажа с анимацией.</text:span></text:p>
          </draw:text-box>
        </draw:frame>
        <draw:frame draw:style-name="gr22" draw:text-style-name="P3" draw:layer="layout" svg:width="15.25cm" svg:height="0.396cm" svg:x="3cm" svg:y="16.5cm">
          <draw:text-box>
            <text:p><text:span text:style-name="T2"><text:s text:c="2"/>• </text:span><text:span text:style-name="T2">Реализовать коллизии с стенами.</text:span></text:p>
          </draw:text-box>
        </draw:frame>
        <draw:frame draw:style-name="gr22" draw:text-style-name="P3" draw:layer="layout" svg:width="15.25cm" svg:height="0.396cm" svg:x="3cm" svg:y="17cm">
          <draw:text-box>
            <text:p><text:span text:style-name="T2"><text:s text:c="2"/>• </text:span><text:span text:style-name="T2">Реализовать сбор предметов на уровне.</text:span></text:p>
          </draw:text-box>
        </draw:frame>
        <draw:frame draw:style-name="gr22" draw:text-style-name="P3" draw:layer="layout" svg:width="15.25cm" svg:height="0.396cm" svg:x="3cm" svg:y="17.5cm">
          <draw:text-box>
            <text:p><text:span text:style-name="T2"><text:s text:c="2"/>• </text:span><text:span text:style-name="T2">Реализовать враждебных монстров и возможность их убить.</text:span></text:p>
          </draw:text-box>
        </draw:frame>
        <draw:frame draw:style-name="gr22" draw:text-style-name="P3" draw:layer="layout" svg:width="15.25cm" svg:height="0.396cm" svg:x="3cm" svg:y="18cm">
          <draw:text-box>
            <text:p><text:span text:style-name="T2"><text:s text:c="2"/>• </text:span><text:span text:style-name="T2">Реализовать систему подсчёта очков.</text:span></text:p>
          </draw:text-box>
        </draw:frame>
        <draw:frame draw:style-name="gr22" draw:text-style-name="P3" draw:layer="layout" svg:width="15.25cm" svg:height="0.396cm" svg:x="3cm" svg:y="18.5cm">
          <draw:text-box>
            <text:p><text:span text:style-name="T2"><text:s text:c="2"/>• </text:span><text:span text:style-name="T2">Реализовать уровни и возможность их выбора.</text:span></text:p>
          </draw:text-box>
        </draw:frame>
        <draw:frame draw:style-name="gr22" draw:text-style-name="P3" draw:layer="layout" svg:width="15.25cm" svg:height="0.396cm" svg:x="3cm" svg:y="19cm">
          <draw:text-box>
            <text:p><text:span text:style-name="T2"><text:s text:c="2"/>• </text:span><text:span text:style-name="T2">Реализовать таблицу лидеров и сохранение записей в БД.</text:span></text:p>
          </draw:text-box>
        </draw:frame>
        <draw:frame draw:style-name="gr23" draw:text-style-name="P2" draw:layer="layout" svg:width="2.209cm" svg:height="0.395cm" svg:x="3cm" svg:y="21cm">
          <draw:text-box>
            <text:p text:style-name="P1"><text:span text:style-name="T2"><text:s text:c="2"/>• </text:span><text:span text:style-name="T2">Пасхалки. </text:span></text:p>
          </draw:text-box>
        </draw:frame>
        <draw:frame draw:style-name="gr24" draw:text-style-name="P2" draw:layer="layout" svg:width="6.225cm" svg:height="0.395cm" svg:x="3cm" svg:y="23.11cm">
          <draw:text-box>
            <text:p text:style-name="P1"><text:span text:style-name="T2">• </text:span><text:span text:style-name="T2">Красивое оформление персонажа. </text:span></text:p>
          </draw:text-box>
        </draw:frame>
        <draw:frame draw:style-name="gr25" draw:text-style-name="P2" draw:layer="layout" svg:width="8.203cm" svg:height="0.395cm" svg:x="3cm" svg:y="23.61cm">
          <draw:text-box>
            <text:p text:style-name="P1"><text:span text:style-name="T2">• </text:span><text:span text:style-name="T2">Красивое оформление враждебных монстров. </text:span></text:p>
          </draw:text-box>
        </draw:frame>
        <draw:frame draw:style-name="gr26" draw:text-style-name="P2" draw:layer="layout" svg:width="7.35cm" svg:height="0.395cm" svg:x="3cm" svg:y="24.11cm">
          <draw:text-box>
            <text:p text:style-name="P1"><text:span text:style-name="T2">• </text:span><text:span text:style-name="T2">Красивое оформление начального меню. </text:span></text:p>
          </draw:text-box>
        </draw:frame>
        <draw:frame draw:style-name="gr27" draw:text-style-name="P2" draw:layer="layout" svg:width="7.345cm" svg:height="0.395cm" svg:x="2.979cm" svg:y="24.61cm">
          <draw:text-box>
            <text:p text:style-name="P1"><text:span text:style-name="T2">• </text:span><text:span text:style-name="T2">Красивое оформление таблицы лидеров. </text:span></text:p>
          </draw:text-box>
        </draw:frame>
      </draw:page>
      <draw:page draw:name="page2" draw:style-name="dp1" draw:master-page-name="master-page3">
        <draw:frame draw:style-name="gr2" draw:text-style-name="P2" draw:layer="layout" svg:width="0.388cm" svg:height="0.395cm" svg:x="3cm" svg:y="2cm">
          <draw:text-box>
            <text:p text:style-name="P1"><text:span text:style-name="T3">▎</text:span></text:p>
          </draw:text-box>
        </draw:frame>
        <draw:frame draw:style-name="gr28" draw:text-style-name="P2" draw:layer="layout" svg:width="6.741cm" svg:height="0.395cm" svg:x="3.199cm" svg:y="2.043cm">
          <draw:text-box>
            <text:p text:style-name="P1"><text:span text:style-name="T1">4. Этапы и сроки выполнения проекта: </text:span></text:p>
          </draw:text-box>
        </draw:frame>
        <draw:frame draw:style-name="gr2" draw:text-style-name="P2" draw:layer="layout" svg:width="0.388cm" svg:height="0.395cm" svg:x="3.002cm" svg:y="2.18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88cm" svg:height="0.395cm" svg:x="3.002cm" svg:y="2.01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88cm" svg:height="0.395cm" svg:x="3.002cm" svg:y="2.807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88cm" svg:height="0.395cm" svg:x="3cm" svg:y="13.318cm">
          <draw:text-box>
            <text:p text:style-name="P1"><text:span text:style-name="T3">▎</text:span></text:p>
          </draw:text-box>
        </draw:frame>
        <draw:frame draw:style-name="gr29" draw:text-style-name="P2" draw:layer="layout" svg:width="4.786cm" svg:height="0.395cm" svg:x="3.199cm" svg:y="13.36cm">
          <draw:text-box>
            <text:p text:style-name="P1"><text:span text:style-name="T1">5. Ожидаемые результаты: </text:span></text:p>
          </draw:text-box>
        </draw:frame>
        <draw:frame draw:style-name="gr30" draw:layer="layout" svg:width="14.098cm" svg:height="8.615cm" svg:x="3.485cm" svg:y="3.848cm">
          <table:table table:template-name="teal-gray" table:use-first-row-styles="true" table:use-banding-rows-styles="true">
            <table:table-column table:style-name="co1"/>
            <table:table-column table:style-name="co2"/>
            <table:table-row table:style-name="ro1" table:default-cell-style-name="teal-title-with-border">
              <table:table-cell>
                <text:p>Дата дедлайна</text:p>
              </table:table-cell>
              <table:table-cell>
                <text:p>Задача</text:p>
              </table:table-cell>
            </table:table-row>
            <table:table-row table:style-name="ro1" table:default-cell-style-name="gray-with-border">
              <table:table-cell>
                <text:p text:style-name="P4"><text:span text:style-name="T4">24.12.2024</text:span></text:p>
              </table:table-cell>
              <table:table-cell>
                <text:p text:style-name="P4"><text:span text:style-name="T4">Создание команд. Описание проекта</text:span></text:p>
              </table:table-cell>
            </table:table-row>
            <table:table-row table:style-name="ro2" table:default-cell-style-name="white-with-border">
              <table:table-cell>
                <text:p text:style-name="P4"><text:span text:style-name="T4">28.12.2024</text:span></text:p>
              </table:table-cell>
              <table:table-cell>
                <text:p text:style-name="P4"><text:span text:style-name="T4">Задание (ТЗ)</text:span></text:p>
              </table:table-cell>
            </table:table-row>
            <table:table-row table:style-name="ro2" table:default-cell-style-name="gray-with-border">
              <table:table-cell>
                <text:p text:style-name="P4"><text:span text:style-name="T4">07.01.2025</text:span></text:p>
              </table:table-cell>
              <table:table-cell>
                <text:p text:style-name="P4"><text:span text:style-name="T4">ТЗ+Часть задания выполнена</text:span></text:p>
              </table:table-cell>
            </table:table-row>
            <table:table-row table:style-name="ro2" table:default-cell-style-name="white-with-border">
              <table:table-cell>
                <text:p text:style-name="P4"><text:span text:style-name="T4">14.01.2025</text:span></text:p>
              </table:table-cell>
              <table:table-cell>
                <text:p text:style-name="P4"><text:span text:style-name="T4">Код+Работающая часть проекта</text:span></text:p>
              </table:table-cell>
            </table:table-row>
            <table:table-row table:style-name="ro2" table:default-cell-style-name="gray-with-border">
              <table:table-cell>
                <text:p text:style-name="P4"><text:span text:style-name="T4">18.01.2025</text:span></text:p>
              </table:table-cell>
              <table:table-cell>
                <text:p text:style-name="P4"><text:span text:style-name="T4">Код+Работающая часть+Черновик пояснительной записки и презентации</text:span></text:p>
              </table:table-cell>
            </table:table-row>
            <table:table-row table:style-name="ro2" table:default-cell-style-name="white-with-border">
              <table:table-cell>
                <text:p text:style-name="P4"><text:span text:style-name="T4">25.01.2025</text:span></text:p>
              </table:table-cell>
              <table:table-cell>
                <text:p text:style-name="P4"><text:span text:style-name="T4">Код+Пояснительная записка+Презентация+Почти Все работает</text:span></text:p>
              </table:table-cell>
            </table:table-row>
            <table:table-row table:style-name="ro2" table:default-cell-style-name="gray-with-border">
              <table:table-cell>
                <text:p text:style-name="P4"><text:span text:style-name="T4">01.02.2025</text:span></text:p>
              </table:table-cell>
              <table:table-cell>
                <text:p text:style-name="P4"><text:span text:style-name="T4">Всё готово и работает, косметические исправления</text:span></text:p>
              </table:table-cell>
            </table:table-row>
            <table:table-row table:style-name="ro2" table:default-cell-style-name="white-with-border">
              <table:table-cell>
                <text:p text:style-name="P4"><text:span text:style-name="T4">4.2.2025</text:span></text:p>
              </table:table-cell>
              <table:table-cell>
                <text:p text:style-name="P4"><text:span text:style-name="T4">Защита проект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" draw:text-style-name="P3" draw:layer="layout" svg:width="13.865cm" svg:height="1.557cm" svg:x="3.635cm" svg:y="14.25cm">
          <draw:text-box>
            <text:p><text:span text:style-name="T4">Игра работает так, как было положено изначально с минимальными корректировками. Все технологии учтены. Всё работает без вылетов и багов, правильно работает таблица лидеров и подсчёт результатов. Сделано множество уровней на выбор игроку. Положительные отзывы от тестировщиков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teal-title-with-border" style:family="table-cell" style:parent-style-name="default">
      <loext:graphic-properties draw:fill="solid" draw:fill-color="#50938a"/>
      <style:paragraph-properties fo:border="0.28pt solid #666666"/>
      <style:text-properties fo:color="#ffffff" loext:opacity="100%"/>
    </style:style>
    <table:table-template table:name="teal-gray">
      <table:first-row table:style-name="teal-title-with-border"/>
      <table:last-row table:style-name="teal-title-with-border"/>
      <table:first-column table:style-name="teal-title-with-border"/>
      <table:last-column table:style-name="teal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2cm" fo:margin-bottom="1cm" fo:margin-left="3cm" fo:margin-right="3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28T19:43:49.919000000</dc:date>
    <meta:editing-duration>PT27M25S</meta:editing-duration>
    <meta:editing-cycles>11</meta:editing-cycles>
    <meta:generator>LibreOffice/24.8.0.3$Windows_X86_64 LibreOffice_project/0bdf1299c94fe897b119f97f3c613e9dca6be583</meta:generator>
    <meta:document-statistic meta:object-count="50"/>
  </office:meta>
</office:document-meta>
</file>